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0326276EB0A.jpg"/>
  <manifest:file-entry manifest:media-type="image/jpeg" manifest:full-path="Pictures/100000000000032000000087F003428E.jpg"/>
  <manifest:file-entry manifest:media-type="image/png" manifest:full-path="Pictures/1000000000000113000000E5DB2694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7889fb" fo:min-height="4.086cm" draw:shadow-color="#ccccff"/>
    </style:style>
    <style:style style:name="pr2" style:family="presentation" style:parent-style-name="Title1-subtitle">
      <style:graphic-properties draw:stroke="none" draw:fill="none" draw:fill-color="#7889fb" fo:min-height="3.847cm" draw:shadow-color="#ccccff"/>
    </style:style>
    <style:style style:name="pr3" style:family="presentation" style:parent-style-name="Title1-notes">
      <style:graphic-properties draw:fill-color="#ffffff" fo:min-height="11.432cm"/>
    </style:style>
    <style:style style:name="pr4" style:family="presentation" style:parent-style-name="Default-title">
      <style:graphic-properties draw:auto-grow-height="true" fo:min-height="1.386cm"/>
    </style:style>
    <style:style style:name="pr5" style:family="presentation" style:parent-style-name="Default-subtitle">
      <style:graphic-properties draw:fill-color="#ffffff" draw:auto-grow-height="false" fo:min-height="13.253cm"/>
    </style:style>
    <style:style style:name="pr6" style:family="presentation" style:parent-style-name="Default-notes">
      <style:graphic-properties draw:fill-color="#ffffff" draw:auto-grow-height="true" fo:min-height="11.432cm"/>
    </style:style>
    <style:style style:name="pr7" style:family="presentation" style:parent-style-name="Default-outline1">
      <style:graphic-properties draw:auto-grow-height="true" fo:min-height="13.253cm"/>
    </style:style>
    <style:style style:name="pr8" style:family="presentation" style:parent-style-name="Default-title">
      <style:graphic-properties fo:min-height="1.135cm"/>
    </style:style>
    <style:style style:name="pr9" style:family="presentation" style:parent-style-name="Default-outline1">
      <style:graphic-properties fo:min-height="13.002cm"/>
    </style:style>
    <style:style style:name="pr10" style:family="presentation" style:parent-style-name="Default-notes">
      <style:graphic-properties draw:fill-color="#ffffff" fo:min-height="11.181cm"/>
    </style:style>
    <style:style style:name="P1" style:family="paragraph">
      <style:text-properties fo:font-size="24pt" style:font-size-asian="24pt" style:font-size-complex="24pt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family="'Times New Roman'" style:font-family-generic="roman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" style:family="text">
      <style:text-properties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text-position="super 58%"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">
        <style:list-level-properties text:space-before="1.292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66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66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</text:list-style>
    <text:list-style style:name="L3">
      <text:list-level-style-bullet text:level="1" text:bullet-char="">
        <style:list-level-properties text:min-label-width="0.635cm"/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66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66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66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66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66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66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66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0066" fo:font-size="100%"/>
      </text:list-level-style-bullet>
    </text:list-style>
  </office:automatic-styles>
  <office:body>
    <office:presentation>
      <draw:page draw:name="PowerPoint Presentation" draw:style-name="dp1" draw:master-page-name="Title1" presentation:presentation-page-layout-name="AL1T0">
        <draw:frame presentation:style-name="pr1" draw:layer="layout" svg:width="22.097cm" svg:height="4.346cm" svg:x="1.097cm" svg:y="7.042cm" presentation:class="title" presentation:user-transformed="true">
          <draw:text-box>
            <text:p>EclipseLink Documentation</text:p>
          </draw:text-box>
        </draw:frame>
        <draw:frame presentation:style-name="pr2" draw:layer="layout" svg:width="17.78cm" svg:height="3.847cm" svg:x="5.415cm" svg:y="11.404cm" presentation:class="subtitle" presentation:user-transformed="true">
          <draw:text-box>
            <text:p>Rick Sapir</text:p>
            <text:p>Oracle Corporation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0.249cm" svg:height="1.646cm" svg:x="0.449cm" svg:y="1.526cm" presentation:class="title">
          <draw:text-box>
            <text:p>Overview</text:p>
          </draw:text-box>
        </draw:frame>
        <draw:frame presentation:style-name="pr5" draw:layer="layout" svg:width="21.603cm" svg:height="13.253cm" svg:x="1.9cm" svg:y="4.025cm" presentation:class="subtitle" presentation:user-transformed="true">
          <draw:text-box>
            <text:list text:style-name="L2">
              <text:list-item>
                <text:p><text:span text:style-name="T1">EclipseLink</text:span><text:span text:style-name="T2"> Documentation</text:span></text:p>
              </text:list-item>
              <text:list-item>
                <text:p>Current status</text:p>
              </text:list-item>
              <text:list-item>
                <text:p>How we got here</text:p>
              </text:list-item>
              <text:list-item>
                <text:p>Where are we going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0.249cm" svg:height="1.646cm" svg:x="0.635cm" svg:y="1.529cm" presentation:class="title" presentation:user-transformed="true">
          <draw:text-box>
            <text:p>Current status</text:p>
          </draw:text-box>
        </draw:frame>
        <draw:frame presentation:style-name="pr7" draw:text-style-name="P1" draw:layer="layout" svg:width="21.603cm" svg:height="13.513cm" svg:x="1.9cm" svg:y="4.025cm" presentation:class="outline">
          <draw:text-box>
            <text:p><text:span text:style-name="T3">EclipseLink</text:span><text:span text:style-name="T4"> 2.1</text:span></text:p>
            <text:list text:style-name="L3">
              <text:list-item>
                <text:p><text:span text:style-name="T5">Individual XML files in SVN</text:span></text:p>
              </text:list-item>
              <text:list-item>
                <text:p><text:span text:style-name="T5">Using OpenOffice (WYSIWYG editing)</text:span></text:p>
              </text:list-item>
              <text:list-item>
                <text:p><text:span text:style-name="T5">Manual build</text:span></text:p>
              </text:list-item>
              <text:list-item>
                <text:p><text:span text:style-name="T5">Completely ope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8" draw:layer="layout" svg:width="20.249cm" svg:height="1.395cm" svg:x="0.449cm" svg:y="1.526cm" presentation:class="title">
          <draw:text-box>
            <text:p>How we got here?</text:p>
          </draw:text-box>
        </draw:frame>
        <draw:frame presentation:style-name="pr9" draw:layer="layout" svg:width="21.603cm" svg:height="13.262cm" svg:x="1.9cm" svg:y="4.025cm" presentation:class="outline" presentation:user-transformed="true">
          <draw:text-box>
            <text:p><text:span text:style-name="T3">EclipseLink</text:span><text:span text:style-name="T4"> 1.x, 2.x</text:span></text:p>
            <text:list text:style-name="L3">
              <text:list-item>
                <text:p><text:span text:style-name="T5">Inherited Oracle TopLink documentation</text:span></text:p>
              </text:list-item>
              <text:list-item>
                <text:p><text:span text:style-name="T5">Ported to Eclipse wiki (Mediawiki)</text:span></text:p>
              </text:list-item>
              <text:list-item>
                <text:p><text:span text:style-name="T5">Converted to XML (OpenOffice / DOCBOOK)</text:span></text:p>
              </text:list-item>
            </text:list>
            <text:p><text:span text:style-name="T6"/></text:p>
            <text:p><text:span text:style-name="T6">http://wiki.eclipse.org/EclipseLink/Development/Documentation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10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8" draw:layer="layout" svg:width="20.249cm" svg:height="1.395cm" svg:x="0.449cm" svg:y="1.526cm" presentation:class="title">
          <draw:text-box>
            <text:p>What do other projects do?</text:p>
          </draw:text-box>
        </draw:frame>
        <draw:frame presentation:style-name="pr9" draw:text-style-name="P1" draw:layer="layout" svg:width="21.603cm" svg:height="13.262cm" svg:x="1.9cm" svg:y="4.025cm" presentation:class="outline" presentation:user-transformed="true">
          <draw:text-box>
            <text:list text:style-name="L3">
              <text:list-item>
                <text:p><text:span text:style-name="T5">Eclipse IDE</text:span><text:span text:style-name="T5"><text:line-break/></text:span><text:span text:style-name="T7">http://help.eclipse.org/galileo/index.jsp</text:span></text:p>
              </text:list-item>
              <text:list-item>
                <text:p><text:span text:style-name="T5">Glassfish</text:span><text:span text:style-name="T5"><text:line-break/></text:span><text:span text:style-name="T7">http://docs.sun.com/app/docs/coll/1343.9</text:span></text:p>
              </text:list-item>
              <text:list-item>
                <text:p><text:span text:style-name="T5">Ubuntu</text:span><text:span text:style-name="T5"><text:line-break/></text:span><text:span text:style-name="T7">https://help.ubuntu.com/community</text:span></text:p>
              </text:list-item>
              <text:list-item>
                <text:p><text:span text:style-name="T5">Dali</text:span><text:span text:style-name="T5"><text:line-break/></text:span><text:span text:style-name="T8"><text:a xlink:href="http://help.eclipse.org/galileo/index.jsp">http://help.eclipse.org/galileo/index.jsp</text:a></text:span></text:p>
                <text:list>
                  <text:list-item>
                    <text:p><text:span text:style-name="T5">Help JAR (for UI perspective)</text:span></text:p>
                  </text:list-item>
                  <text:list-item>
                    <text:p><text:span text:style-name="T5">Standalone PDF</text:span></text:p>
                  </text:list-item>
                  <text:list-item>
                    <text:p><text:span text:style-name="T5">Standalone 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10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8" draw:layer="layout" svg:width="20.249cm" svg:height="1.395cm" svg:x="0.449cm" svg:y="1.526cm" presentation:class="title">
          <draw:text-box>
            <text:p>Where are <text:span text:style-name="T2">we</text:span> going?</text:p>
          </draw:text-box>
        </draw:frame>
        <draw:frame presentation:style-name="pr9" draw:text-style-name="P1" draw:layer="layout" svg:width="21.603cm" svg:height="13.262cm" svg:x="1.9cm" svg:y="4.025cm" presentation:class="outline">
          <draw:text-box>
            <text:p><text:span text:style-name="T9">...or perhaps, where do we </text:span><text:span text:style-name="T10">WANT</text:span><text:span text:style-name="T9"> to go?</text:span></text:p>
            <text:p><text:span text:style-name="T11"/></text:p>
            <text:list text:style-name="L3">
              <text:list-item>
                <text:p><text:span text:style-name="T5">Requirements</text:span></text:p>
              </text:list-item>
              <text:list-item>
                <text:p><text:span text:style-name="T5">Objectives</text:span></text:p>
              </text:list-item>
              <text:list-item>
                <text:p><text:span text:style-name="T5">Challenge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10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8" draw:layer="layout" svg:width="20.249cm" svg:height="1.395cm" svg:x="0.449cm" svg:y="1.526cm" presentation:class="title">
          <draw:text-box>
            <text:p>Requirements</text:p>
          </draw:text-box>
        </draw:frame>
        <draw:frame presentation:style-name="pr9" draw:layer="layout" svg:width="21.603cm" svg:height="13.677cm" svg:x="1.9cm" svg:y="4.025cm" presentation:class="outline" presentation:user-transformed="true">
          <draw:text-box>
            <text:list text:style-name="L3">
              <text:list-item>
                <text:p><text:span text:style-name="T12">Eclipse</text:span></text:p>
                <text:list>
                  <text:list-item>
                    <text:p><text:span text:style-name="T12">EPL License</text:span></text:p>
                  </text:list-item>
                  <text:list-item>
                    <text:p><text:span text:style-name="T12">Hosted by eclipse.org <text:s/></text:span></text:p>
                  </text:list-item>
                </text:list>
              </text:list-item>
              <text:list-item>
                <text:p><text:span text:style-name="T12">Doc contributors</text:span></text:p>
                <text:list>
                  <text:list-item>
                    <text:p><text:span text:style-name="T12">By writers</text:span></text:p>
                  </text:list-item>
                  <text:list-item>
                    <text:p><text:span text:style-name="T12">By developers</text:span></text:p>
                  </text:list-item>
                  <text:list-item>
                    <text:p><text:span text:style-name="T12">By community</text:span></text:p>
                  </text:list-item>
                </text:list>
              </text:list-item>
              <text:list-item>
                <text:p><text:span text:style-name="T12">End-users</text:span></text:p>
                <text:list>
                  <text:list-item>
                    <text:p><text:span text:style-name="T12">Findability (by topic, by version, etc.)</text:span></text:p>
                  </text:list-item>
                  <text:list-item>
                    <text:p><text:span text:style-name="T12">Organization</text:span></text:p>
                  </text:list-item>
                  <text:list-item>
                    <text:p><text:span text:style-name="T12">Offline use (PDF/print)</text:span></text:p>
                  </text:list-item>
                </text:list>
              </text:list-item>
            </text:list>
            <text:p><text:span text:style-name="T7"><text:a xlink:href="http://wiki.eclipse.org/EclipseLink/Development/Documentation/Requirements">http://wiki.eclipse.org/EclipseLink/Development/Documentation/Requirements</text:a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10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8" draw:layer="layout" svg:width="20.249cm" svg:height="1.395cm" svg:x="0.449cm" svg:y="1.526cm" presentation:class="title">
          <draw:text-box>
            <text:p>Objectives and goals</text:p>
          </draw:text-box>
        </draw:frame>
        <draw:frame presentation:style-name="pr9" draw:text-style-name="P1" draw:layer="layout" svg:width="21.603cm" svg:height="13.262cm" svg:x="1.9cm" svg:y="4.025cm" presentation:class="outline" presentation:user-transformed="true">
          <draw:text-box>
            <text:list text:style-name="L3">
              <text:list-item>
                <text:p><text:span text:style-name="T5">General</text:span></text:p>
                <text:list>
                  <text:list-item>
                    <text:p><text:span text:style-name="T5">End-user docs</text:span></text:p>
                  </text:list-item>
                  <text:list-item>
                    <text:p><text:span text:style-name="T5">Development docs</text:span></text:p>
                  </text:list-item>
                </text:list>
              </text:list-item>
              <text:list-item>
                <text:p><text:span text:style-name="T5">Doc contributors</text:span></text:p>
                <text:list>
                  <text:list-item>
                    <text:p><text:span text:style-name="T5">Full contributor access</text:span></text:p>
                  </text:list-item>
                  <text:list-item>
                    <text:p><text:span text:style-name="T5">Style standards and guidelines</text:span></text:p>
                  </text:list-item>
                </text:list>
              </text:list-item>
              <text:list-item>
                <text:p><text:span text:style-name="T5">End-users</text:span></text:p>
                <text:list>
                  <text:list-item>
                    <text:p><text:span text:style-name="T5">Organization of complete documentation</text:span></text:p>
                  </text:list-item>
                  <text:list-item>
                    <text:p><text:span text:style-name="T5">3</text:span><text:span text:style-name="T13">rd</text:span><text:span text:style-name="T5"> party custom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10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8" draw:layer="layout" svg:width="20.249cm" svg:height="1.395cm" svg:x="0.449cm" svg:y="1.526cm" presentation:class="title">
          <draw:text-box>
            <text:p>Challenges</text:p>
          </draw:text-box>
        </draw:frame>
        <draw:frame presentation:style-name="pr9" draw:text-style-name="P1" draw:layer="layout" svg:width="21.603cm" svg:height="13.262cm" svg:x="1.9cm" svg:y="4.025cm" presentation:class="outline">
          <draw:text-box>
            <text:list text:style-name="L3">
              <text:list-item>
                <text:p><text:span text:style-name="T5">How open?</text:span></text:p>
              </text:list-item>
              <text:list-item>
                <text:p><text:span text:style-name="T5">How easy?</text:span></text:p>
              </text:list-item>
              <text:list-item>
                <text:p><text:span text:style-name="T5">How quickly?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10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layer="layout" svg:width="20.249cm" svg:height="1.395cm" svg:x="0.449cm" svg:y="1.526cm" presentation:class="title">
          <draw:text-box>
            <text:p>Discussion</text:p>
          </draw:text-box>
        </draw:frame>
        <draw:frame presentation:style-name="pr9" draw:layer="layout" svg:width="21.603cm" svg:height="13.262cm" svg:x="1.9cm" svg:y="4.025cm" presentation:class="outline" presentation:user-transformed="tru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10" draw:layer="layout" svg:width="13.97cm" svg:height="11.18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000066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66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8cm" fo:margin-bottom="0.119cm" fo:line-height="100%" fo:text-align="start" fo:text-indent="0cm" style:punctuation-wrap="hanging" style:line-break="strict" style:writing-mode="lr-tb" style:font-independent-line-spacing="true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66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66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8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Arial" style:font-family-generic-asian="swiss" style:font-pitch-asian="variable" style:font-size-asian="28pt" style:font-style-asian="italic" style:font-weight-asian="normal" style:font-family-complex="Arial" style:font-family-generic-complex="swiss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000066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66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98cm" fo:margin-bottom="0.119cm" fo:line-height="100%" fo:text-align="start" fo:text-indent="0cm" style:punctuation-wrap="hanging" style:line-break="strict" style:writing-mode="lr-tb" style:font-independent-line-spacing="true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66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66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8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letter-kerning="true" style:font-family-asian="Arial" style:font-family-generic-asian="swiss" style:font-pitch-asian="variable" style:font-size-asian="28pt" style:font-style-asian="italic" style:font-weight-asian="normal" style:font-family-complex="Arial" style:font-family-generic-complex="swiss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000066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66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8cm" fo:margin-bottom="0.119cm" fo:line-height="100%" fo:text-align="start" fo:text-indent="0cm" style:punctuation-wrap="hanging" style:line-break="strict" style:writing-mode="lr-tb" style:font-independent-line-spacing="true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66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66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8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Arial" style:font-family-generic-asian="swiss" style:font-pitch-asian="variable" style:font-size-asian="28pt" style:font-style-asian="italic" style:font-weight-asian="normal" style:font-family-complex="Arial" style:font-family-generic-complex="swiss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7889fb" draw:textarea-horizontal-align="justify" draw:textarea-vertical-align="top" draw:auto-grow-height="true" fo:padding-top="0.13cm" fo:padding-bottom="0.13cm" fo:padding-left="0.25cm" fo:padding-right="0.25cm" fo:wrap-option="wrap" draw:shadow-color="#ccccff"/>
    </style:style>
    <style:style style:name="Mgr5" style:family="graphic" style:parent-style-name="standard">
      <style:graphic-properties draw:stroke="none" draw:fill="none" draw:fill-color="#7889fb" draw:textarea-horizontal-align="left" draw:textarea-vertical-align="top" draw:auto-grow-height="true" fo:padding-top="0.13cm" fo:padding-bottom="0.13cm" fo:padding-left="0.25cm" fo:padding-right="0.25cm" fo:wrap-option="wrap" draw:shadow-color="#ccccff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7889fb" draw:textarea-horizontal-align="justify" draw:textarea-vertical-align="middle" draw:auto-grow-height="false" fo:padding-top="0.051cm" fo:padding-bottom="0.051cm" fo:padding-left="0.051cm" fo:padding-right="0.051cm" fo:wrap-option="wrap" draw:shadow-color="#ccccff"/>
    </style:style>
    <style:style style:name="Mgr8" style:family="graphic" style:parent-style-name="standard">
      <style:graphic-properties draw:stroke="none" draw:fill="none" draw:fill-color="#7889fb" draw:textarea-horizontal-align="left" draw:textarea-vertical-align="top" draw:auto-grow-height="true" fo:padding-top="0.13cm" fo:padding-bottom="0.13cm" fo:padding-left="0.25cm" fo:padding-right="0.25cm" fo:wrap-option="no-wrap" draw:shadow-color="#ccccff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 style:list-style-name="ML1">
      <style:graphic-properties draw:stroke="none" draw:fill="none" draw:fill-color="#7889fb" draw:textarea-horizontal-align="justify" draw:textarea-vertical-align="top" draw:auto-grow-height="true" fo:min-height="0.847cm" fo:padding-top="0.13cm" fo:padding-bottom="0.13cm" fo:padding-left="0.25cm" fo:padding-right="0.25cm" fo:wrap-option="wrap" draw:shadow-color="#ccccff"/>
    </style:style>
    <style:style style:name="Mgr10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7889fb" draw:auto-grow-height="false" draw:auto-grow-width="false" fo:min-height="1.278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Title1-backgroundobjects" style:list-style-name="ML1">
      <style:graphic-properties draw:stroke="none" draw:fill="none" draw:fill-color="#7889fb" draw:auto-grow-height="false" draw:auto-grow-width="false" fo:min-height="1.324cm" fo:min-width="0cm" fo:wrap-option="wrap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/>
    </style:style>
    <style:style style:name="MP12" style:family="paragraph">
      <style:paragraph-properties fo:margin-left="0.952cm" fo:margin-right="0cm" fo:margin-top="0.114cm" fo:margin-bottom="0cm" fo:line-height="98%" fo:text-indent="-0.952cm" style:punctuation-wrap="hanging" style:line-break="strict"/>
    </style:style>
    <style:style style:name="MP13" style:family="paragraph">
      <style:paragraph-properties fo:margin-left="0cm" fo:margin-right="0cm" fo:text-indent="0cm" style:punctuation-wrap="hanging" style:line-break="strict" style:writing-mode="lr-tb"/>
    </style:style>
    <style:style style:name="MP1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5" style:family="paragraph">
      <style:paragraph-properties fo:margin-left="0cm" fo:margin-right="0cm" fo:line-height="105%" fo:text-indent="0cm"/>
    </style:style>
    <style:style style:name="MP16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en" fo:country="US" style:font-family-asian="Arial" style:font-family-generic-asian="swiss" style:font-pitch-asian="variable" style:font-size-asian="10pt" style:font-family-complex="Arial" style:font-family-generic-complex="swiss" style:font-pitch-complex="variable" style:font-size-complex="10pt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ffffff" fo:font-size="10pt" style:font-family-asian="Arial" style:font-family-generic-asian="swiss" style:font-pitch-asian="variable" style:font-size-asian="10pt" style:font-family-complex="Arial" style:font-family-generic-complex="swiss" style:font-pitch-complex="variable" style:font-size-complex="10pt"/>
    </style:style>
    <style:style style:name="MT5" style:family="text">
      <style:text-properties fo:color="#ffffff" fo:font-size="13pt" style:font-family-asian="Arial" style:font-family-generic-asian="swiss" style:font-pitch-asian="variable" style:font-size-asian="13pt" style:font-family-complex="Arial" style:font-family-generic-complex="swiss" style:font-pitch-complex="variable" style:font-size-complex="13pt"/>
    </style:style>
    <style:style style:name="MT6" style:family="text">
      <style:text-properties fo:color="#ffffff" fo:font-size="14pt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MT7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249cm" svg:height="1.385cm" svg:x="0.449cm" svg:y="1.526cm" presentation:class="title" presentation:placeholder="true">
        <draw:text-box/>
      </draw:frame>
      <draw:frame presentation:style-name="Default-outline1" draw:layer="backgroundobjects" svg:width="21.603cm" svg:height="13.252cm" svg:x="1.9cm" svg:y="4.025cm" presentation:class="outline" presentation:placeholder="true">
        <draw:text-box/>
      </draw:frame>
      <draw:frame draw:style-name="Mgr3" draw:text-style-name="MP3" draw:layer="backgroundobjects" svg:width="25.4cm" svg:height="1.124cm" svg:x="0cm" svg:y="17.926cm">
        <draw:image xlink:href="Pictures/1000000000000320000000326276EB0A.jpg" xlink:type="simple" xlink:show="embed" xlink:actuate="onLoad">
          <text:p/>
        </draw:image>
      </draw:frame>
      <draw:custom-shape draw:style-name="Mgr4" draw:text-style-name="MP5" draw:layer="backgroundobjects" svg:width="18.274cm" svg:height="1.107cm" svg:x="0.428cm" svg:y="17.939cm">
        <text:list text:style-name="ML1">
          <text:list-header>
            <text:p text:style-name="MP4"><text:span text:style-name="MT2">Copyright ©2010 Oracle Corporation</text:span></text:p>
            <text:p text:style-name="MP4"><text:span text:style-name="MT2">Made available under Creative Commons Attribution-Share Alike 3.0 Unported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layer="backgroundobjects" svg:width="5.927cm" svg:height="1.277cm" svg:x="19.199cm" svg:y="17.938cm" presentation:class="page-number">
        <draw:text-box>
          <text:list text:style-name="ML2">
            <text:list-header>
              <text:p><text:page-number>&lt;number&gt;</text:page-number></text:p>
            </text:list-header>
          </text:list>
        </draw:text-box>
      </draw:frame>
      <draw:frame draw:style-name="Mgr3" draw:text-style-name="MP3" draw:layer="backgroundobjects" svg:width="0.825cm" svg:height="0.825cm" svg:x="12.29cm" svg:y="9.115cm">
        <draw:image xlink:href="">
          <text:p/>
        </draw:image>
      </draw:frame>
      <draw:frame draw:style-name="Mgr3" draw:text-style-name="MP3" draw:layer="backgroundobjects" svg:width="0.825cm" svg:height="0.825cm" svg:x="12.29cm" svg:y="9.115cm">
        <draw:image xlink:href="">
          <text:p/>
        </draw:image>
      </draw:frame>
      <draw:frame draw:style-name="Mgr3" draw:text-style-name="MP3" draw:layer="backgroundobjects" svg:width="0.825cm" svg:height="0.825cm" svg:x="12.29cm" svg:y="9.115cm">
        <draw:image xlink:href="">
          <text:p/>
        </draw:image>
      </draw:frame>
      <draw:frame draw:style-name="Mgr3" draw:text-style-name="MP3" draw:layer="backgroundobjects" svg:width="0.825cm" svg:height="0.825cm" svg:x="12.29cm" svg:y="9.115cm">
        <draw:image xlink:href="">
          <text:p/>
        </draw:image>
      </draw:frame>
      <draw:frame draw:style-name="Mgr3" draw:text-style-name="MP3" draw:layer="backgroundobjects" svg:width="0.825cm" svg:height="0.825cm" svg:x="12.29cm" svg:y="9.115cm">
        <draw:image xlink:href="">
          <text:p/>
        </draw:image>
      </draw:frame>
      <draw:frame draw:style-name="Mgr5" draw:text-style-name="MP3" draw:layer="backgroundobjects" svg:width="3.849cm" svg:height="3.206cm" svg:x="21.167cm" svg:y="0.423cm">
        <draw:image xlink:href="Pictures/1000000000000113000000E5DB2694FC.pn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frame presentation:style-name="Mpr2" draw:text-style-name="MP8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2" draw:text-style-name="MP10" draw:layer="backgroundobjects" svg:width="8.255cm" svg:height="1.271cm" svg:x="10.794cm" svg:y="0cm" presentation:class="date-time">
          <draw:text-box>
            <text:list text:style-name="ML2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8" draw:layer="backgroundobjects" svg:width="8.255cm" svg:height="1.271cm" svg:x="-0.001cm" svg:y="24.129cm" presentation:class="footer">
          <draw:text-box>
            <text:list text:style-name="ML2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3" draw:text-style-name="MP10" draw:layer="backgroundobjects" svg:width="8.255cm" svg:height="1.271cm" svg:x="10.794cm" svg:y="24.129cm" presentation:class="page-number">
          <draw:text-box>
            <text:list text:style-name="ML2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097cm" svg:height="4.085cm" svg:x="1.097cm" svg:y="7.042cm" presentation:class="title" presentation:placeholder="true">
        <draw:text-box/>
      </draw:frame>
      <draw:custom-shape draw:style-name="Mgr4" draw:text-style-name="MP5" draw:layer="backgroundobjects" svg:width="4.304cm" svg:height="0.684cm" svg:x="20.346cm" svg:y="18.053cm">
        <text:list text:style-name="ML1">
          <text:list-header>
            <text:p text:style-name="MP11"><text:span text:style-name="MT4">© 2002 IBM Corporation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7" draw:text-style-name="MP5" draw:layer="backgroundobjects" svg:width="11.43cm" svg:height="0.851cm" svg:x="5.622cm" svg:y="17.295cm">
        <text:list text:style-name="ML1">
          <text:list-header>
            <text:p text:style-name="MP12"><text:span text:style-name="MT5">Confidential <text:s/>| <text:s/>Date <text:s/>| <text:s/>Other Information, if necessary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25.4cm" svg:height="2.522cm" svg:x="0cm" svg:y="16.528cm">
        <draw:image xlink:href="Pictures/100000000000032000000087F003428E.jpg" xlink:type="simple" xlink:show="embed" xlink:actuate="onLoad">
          <text:p/>
        </draw:image>
      </draw:frame>
      <draw:frame presentation:style-name="Mpr4" draw:text-style-name="MP14" draw:layer="backgroundobjects" svg:width="5.926cm" svg:height="1.323cm" svg:x="19.121cm" svg:y="0.706cm" presentation:class="page-number">
        <draw:text-box>
          <text:list text:style-name="ML1">
            <text:list-header>
              <text:p text:style-name="MP13"><text:span text:style-name="MT6"><text:page-number>&lt;number&gt;</text:page-number></text:span></text:p>
            </text:list-header>
          </text:list>
        </draw:text-box>
      </draw:frame>
      <draw:custom-shape draw:style-name="Mgr4" draw:text-style-name="MP5" draw:layer="backgroundobjects" svg:width="17.375cm" svg:height="0.811cm" svg:x="0.423cm" svg:y="16.722cm">
        <text:list text:style-name="ML1">
          <text:list-header>
            <text:p text:style-name="MP4"><text:span text:style-name="MT5"><text:date style:data-style-name="D6" text:date-value="2010-05-24">May 24, 2010</text:date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18.274cm" svg:height="1.149cm" svg:x="0.423cm" svg:y="17.948cm">
        <text:list text:style-name="ML1">
          <text:list-header>
            <text:p text:style-name="MP15"><text:span text:style-name="MT2">Copyright ©2010 Oracle Corporation</text:span></text:p>
            <text:p text:style-name="MP15"><text:span text:style-name="MT2">Made available under Creative Commons Attribution-Share Alike 3.0 Unported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8" draw:text-style-name="MP3" draw:layer="backgroundobjects" svg:width="7.276cm" svg:height="6.059cm" svg:x="1.058cm" svg:y="0.847cm">
        <draw:image xlink:href="Pictures/1000000000000113000000E5DB2694FC.png" xlink:type="simple" xlink:show="embed" xlink:actuate="onLoad">
          <text:p/>
        </draw:image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frame presentation:style-name="Mpr5" draw:text-style-name="MP8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5" draw:text-style-name="MP10" draw:layer="backgroundobjects" svg:width="8.255cm" svg:height="1.271cm" svg:x="10.794cm" svg:y="0cm" presentation:class="date-time">
          <draw:text-box>
            <text:list text:style-name="ML3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6" draw:text-style-name="MP8" draw:layer="backgroundobjects" svg:width="8.255cm" svg:height="1.271cm" svg:x="-0.001cm" svg:y="24.129cm" presentation:class="footer">
          <draw:text-box>
            <text:list text:style-name="ML3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6" draw:text-style-name="MP10" draw:layer="backgroundobjects" svg:width="8.255cm" svg:height="1.271cm" svg:x="10.794cm" svg:y="24.129cm" presentation:class="page-number">
          <draw:text-box>
            <text:list text:style-name="ML3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0.249cm" svg:height="1.385cm" svg:x="0.449cm" svg:y="1.526cm" presentation:class="title" presentation:placeholder="true">
        <draw:text-box/>
      </draw:frame>
      <draw:frame presentation:style-name="Default-outline1" draw:layer="backgroundobjects" svg:width="21.603cm" svg:height="13.252cm" svg:x="1.9cm" svg:y="4.025cm" presentation:class="outline" presentation:placeholder="true">
        <draw:text-box/>
      </draw:frame>
      <draw:frame draw:style-name="Mgr3" draw:text-style-name="MP3" draw:layer="backgroundobjects" svg:width="25.4cm" svg:height="1.124cm" svg:x="0cm" svg:y="17.926cm">
        <draw:image xlink:href="Pictures/1000000000000320000000326276EB0A.jpg" xlink:type="simple" xlink:show="embed" xlink:actuate="onLoad">
          <text:p/>
        </draw:image>
      </draw:frame>
      <draw:custom-shape draw:style-name="Mgr9" draw:text-style-name="MP16" draw:layer="backgroundobjects" svg:width="18.274cm" svg:height="1.107cm" svg:x="0.428cm" svg:y="17.939cm">
        <text:list text:style-name="ML1">
          <text:list-header>
            <text:p text:style-name="MP4"><text:span text:style-name="MT2">Copyright ©2010 Oracle Corporation</text:span></text:p>
            <text:p text:style-name="MP4"><text:span text:style-name="MT2">Made available under Creative Commons Attribution-Share Alike 3.0 Unported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layer="backgroundobjects" svg:width="5.927cm" svg:height="1.277cm" svg:x="19.199cm" svg:y="17.938cm" presentation:class="page-number">
        <draw:text-box>
          <text:list text:style-name="ML2">
            <text:list-header>
              <text:p><text:span text:style-name="MT7"><text:page-number>&lt;number&gt;</text:page-number></text:span></text:p>
            </text:list-header>
          </text:list>
        </draw:text-box>
      </draw:frame>
      <draw:frame draw:style-name="Mgr3" draw:text-style-name="MP3" draw:layer="backgroundobjects" svg:width="0.825cm" svg:height="0.825cm" svg:x="12.29cm" svg:y="9.115cm">
        <draw:image xlink:href="">
          <text:p/>
        </draw:image>
      </draw:frame>
      <draw:frame draw:style-name="Mgr3" draw:text-style-name="MP3" draw:layer="backgroundobjects" svg:width="0.825cm" svg:height="0.825cm" svg:x="12.29cm" svg:y="9.115cm">
        <draw:image xlink:href="">
          <text:p/>
        </draw:image>
      </draw:frame>
      <draw:frame draw:style-name="Mgr3" draw:text-style-name="MP3" draw:layer="backgroundobjects" svg:width="0.825cm" svg:height="0.825cm" svg:x="12.29cm" svg:y="9.115cm">
        <draw:image xlink:href="">
          <text:p/>
        </draw:image>
      </draw:frame>
      <draw:frame draw:style-name="Mgr3" draw:text-style-name="MP3" draw:layer="backgroundobjects" svg:width="0.825cm" svg:height="0.825cm" svg:x="12.29cm" svg:y="9.115cm">
        <draw:image xlink:href="">
          <text:p/>
        </draw:image>
      </draw:frame>
      <draw:frame draw:style-name="Mgr3" draw:text-style-name="MP3" draw:layer="backgroundobjects" svg:width="0.825cm" svg:height="0.825cm" svg:x="12.29cm" svg:y="9.115cm">
        <draw:image xlink:href="">
          <text:p/>
        </draw:image>
      </draw:frame>
      <draw:frame draw:style-name="Mgr5" draw:text-style-name="MP3" draw:layer="backgroundobjects" svg:width="3.849cm" svg:height="3.206cm" svg:x="21.167cm" svg:y="0.423cm">
        <draw:image xlink:href="Pictures/1000000000000113000000E5DB2694FC.pn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frame draw:style-name="Mgr10" draw:text-style-name="MP8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draw:style-name="Mgr10" draw:text-style-name="MP10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draw:style-name="Mgr11" draw:text-style-name="MP8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draw:style-name="Mgr11" draw:text-style-name="MP10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 Presentation</dc:title>
    <meta:creation-date>2010-05-20T11:46:52</meta:creation-date>
    <meta:editing-cycles>35</meta:editing-cycles>
    <meta:editing-duration>PT00H50M24S</meta:editing-duration>
    <meta:initial-creator>rick sapir</meta:initial-creator>
    <dc:date>2010-05-24T09:03:55.35</dc:date>
    <dc:creator>rick sapir</dc:creator>
    <meta:generator>Oracle_Open_Office/3.2$Win32 OpenOffice.org_project/320m12$Build-9483$CWS-native0pre</meta:generator>
    <meta:document-statistic meta:object-count="102"/>
  </office:meta>
</office:document-meta>
</file>